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543c" officeooo:paragraph-rsid="000c543c"/>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Standard">
      <style:text-properties fo:font-weight="bold" style:font-weight-asian="bold" style:font-weight-complex="bold"/>
    </style:style>
    <style:style style:name="P5" style:family="paragraph" style:parent-style-name="Standard">
      <style:text-properties officeooo:paragraph-rsid="00237350"/>
    </style:style>
    <style:style style:name="P6" style:family="paragraph" style:parent-style-name="Text_20_body">
      <style:text-properties officeooo:paragraph-rsid="00237350"/>
    </style:style>
    <style:style style:name="P7" style:family="paragraph" style:parent-style-name="Standard">
      <style:text-properties officeooo:paragraph-rsid="002671f4"/>
    </style:style>
    <style:style style:name="P8" style:family="paragraph" style:parent-style-name="Standard">
      <style:text-properties officeooo:paragraph-rsid="002fb50a"/>
    </style:style>
    <style:style style:name="P9" style:family="paragraph" style:parent-style-name="Text_20_body">
      <style:text-properties officeooo:paragraph-rsid="002fb50a"/>
    </style:style>
    <style:style style:name="P10" style:family="paragraph" style:parent-style-name="Text_20_body">
      <style:text-properties officeooo:paragraph-rsid="0033db9b"/>
    </style:style>
    <style:style style:name="P11" style:family="paragraph" style:parent-style-name="Text_20_body">
      <style:text-properties officeooo:paragraph-rsid="001ec9d6"/>
    </style:style>
    <style:style style:name="P12" style:family="paragraph" style:parent-style-name="Text_20_body">
      <style:text-properties officeooo:paragraph-rsid="0049f729"/>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Heading_20_1">
      <style:paragraph-properties fo:text-align="center" style:justify-single-word="false"/>
      <style:text-properties fo:font-size="22pt" style:font-size-asian="18pt" style:font-size-complex="18pt"/>
    </style:style>
    <style:style style:name="P16" style:family="paragraph" style:parent-style-name="Heading_20_3">
      <style:paragraph-properties fo:break-before="page"/>
    </style:style>
    <style:style style:name="P17" style:family="paragraph" style:parent-style-name="Text_20_body" style:list-style-name="L1">
      <style:paragraph-properties fo:margin-top="0cm" fo:margin-bottom="0cm" style:contextual-spacing="false"/>
      <style:text-properties officeooo:paragraph-rsid="0033db9b"/>
    </style:style>
    <style:style style:name="P18" style:family="paragraph" style:parent-style-name="Text_20_body" style:list-style-name="L1">
      <style:text-properties officeooo:paragraph-rsid="0033db9b"/>
    </style:style>
    <style:style style:name="P19" style:family="paragraph" style:parent-style-name="Text_20_body" style:list-style-name="L2"/>
    <style:style style:name="P20" style:family="paragraph" style:parent-style-name="Text_20_body" style:list-style-name="L2">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officeooo:rsid="0019d45c"/>
    </style:style>
    <style:style style:name="T3" style:family="text">
      <style:text-properties officeooo:rsid="001e4923"/>
    </style:style>
    <style:style style:name="T4" style:family="text">
      <style:text-properties officeooo:rsid="001eae8e"/>
    </style:style>
    <style:style style:name="T5" style:family="text">
      <style:text-properties officeooo:rsid="001f087d"/>
    </style:style>
    <style:style style:name="T6" style:family="text">
      <style:text-properties officeooo:rsid="002473c9"/>
    </style:style>
    <style:style style:name="T7" style:family="text">
      <style:text-properties officeooo:rsid="00250493"/>
    </style:style>
    <style:style style:name="T8" style:family="text">
      <style:text-properties officeooo:rsid="002a0049"/>
    </style:style>
    <style:style style:name="T9" style:family="text">
      <style:text-properties officeooo:rsid="002ea907"/>
    </style:style>
    <style:style style:name="T10" style:family="text">
      <style:text-properties officeooo:rsid="00305f70"/>
    </style:style>
    <style:style style:name="T11" style:family="text">
      <style:text-properties officeooo:rsid="0030ae1a"/>
    </style:style>
    <style:style style:name="T12" style:family="text">
      <style:text-properties officeooo:rsid="003a6a48"/>
    </style:style>
    <style:style style:name="T13" style:family="text">
      <style:text-properties fo:font-weight="normal" style:font-weight-asian="normal" style:font-weight-complex="normal"/>
    </style:style>
    <style:style style:name="T14" style:family="text">
      <style:text-properties officeooo:rsid="003dfdfc"/>
    </style:style>
    <style:style style:name="T15" style:family="text">
      <style:text-properties officeooo:rsid="0042af39"/>
    </style:style>
    <style:style style:name="T16" style:family="text">
      <style:text-properties officeooo:rsid="004531f1"/>
    </style:style>
    <style:style style:name="T17" style:family="text">
      <style:text-properties officeooo:rsid="00491cb1"/>
    </style:style>
    <style:style style:name="T18" style:family="text">
      <style:text-properties officeooo:rsid="0049f729"/>
    </style:style>
    <style:style style:name="T19" style:family="text">
      <style:text-properties officeooo:rsid="004aba2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bookmark-start text:name="__RefHeading___Toc472_330365444"/>Projeto de um<text:span text:style-name="T2">a</text:span> loja virtual<text:bookmark-end text:name="__RefHeading___Toc472_330365444"/></text:h>
      <text:p text:style-name="P1"/>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text:a xlink:type="simple" xlink:href="#__RefHeading___Toc472_330365444" text:style-name="Index_20_Link" text:visited-style-name="Index_20_Link">Projeto de uma loja virtual<text:tab/>1</text:a></text:p>
          <text:p text:style-name="P3"><text:a xlink:type="simple" xlink:href="#__RefHeading___Toc474_330365444" text:style-name="Index_20_Link" text:visited-style-name="Index_20_Link">Planeje Antes de Desenvolver seu Projeto<text:tab/>1</text:a></text:p>
          <text:p text:style-name="P3"><text:a xlink:type="simple" xlink:href="#__RefHeading___Toc476_330365444" text:style-name="Index_20_Link" text:visited-style-name="Index_20_Link">Loja virtual<text:tab/>1</text:a></text:p>
          <text:p text:style-name="P3"><text:a xlink:type="simple" xlink:href="#__RefHeading___Toc478_330365444" text:style-name="Index_20_Link" text:visited-style-name="Index_20_Link">Definição dos objetivos<text:tab/>1</text:a></text:p>
          <text:p text:style-name="P3"><text:a xlink:type="simple" xlink:href="#__RefHeading___Toc480_330365444" text:style-name="Index_20_Link" text:visited-style-name="Index_20_Link">Registro do domínio do site<text:tab/>2</text:a></text:p>
          <text:p text:style-name="P3"><text:a xlink:type="simple" xlink:href="#__RefHeading___Toc482_330365444" text:style-name="Index_20_Link" text:visited-style-name="Index_20_Link">Hospedagem de site<text:tab/>2</text:a></text:p>
          <text:p text:style-name="P3"><text:a xlink:type="simple" xlink:href="#__RefHeading___Toc484_330365444" text:style-name="Index_20_Link" text:visited-style-name="Index_20_Link">Blog<text:tab/>2</text:a></text:p>
          <text:p text:style-name="P3"><text:a xlink:type="simple" xlink:href="#__RefHeading___Toc486_330365444" text:style-name="Index_20_Link" text:visited-style-name="Index_20_Link">Redação do conteúdo<text:tab/>2</text:a></text:p>
          <text:p text:style-name="P3"><text:a xlink:type="simple" xlink:href="#__RefHeading___Toc488_330365444" text:style-name="Index_20_Link" text:visited-style-name="Index_20_Link">Adicione Elementos da sua Marca<text:tab/>3</text:a></text:p>
          <text:p text:style-name="P3"><text:a xlink:type="simple" xlink:href="#__RefHeading___Toc490_330365444" text:style-name="Index_20_Link" text:visited-style-name="Index_20_Link">Teste Antes de Lançar<text:tab/>3</text:a></text:p>
          <text:p text:style-name="P3"><text:a xlink:type="simple" xlink:href="#__RefHeading___Toc492_330365444" text:style-name="Index_20_Link" text:visited-style-name="Index_20_Link">Referências<text:tab/>3</text:a></text:p>
        </text:index-body>
      </text:table-of-content>
      <text:p text:style-name="P1"/>
      <text:p text:style-name="P1"/>
      <text:h text:style-name="Heading_20_3" text:outline-level="3"><text:bookmark-start text:name="__RefHeading___Toc474_330365444"/><text:bookmark text:name="h-1-planeje-antes-de-desenvolver-seu-projeto"/><text:span text:style-name="Strong_20_Emphasis">Planeje Antes de Desenvolver seu Projeto</text:span><text:bookmark-end text:name="__RefHeading___Toc474_330365444"/></text:h>
      <text:p text:style-name="Text_20_body">O primeiro passo para construir um site é criar um plano que determine, em detalhes, cada etapa do processo de desenvolvimento web. <text:span text:style-name="T10">Evite criar sem projeto e precisar de refazer o site por ter esquecido algo importante.</text:span></text:p>
      <text:h text:style-name="Heading_20_3" text:outline-level="3"><text:bookmark-start text:name="__RefHeading___Toc476_330365444"/>Loja virtual<text:bookmark-end text:name="__RefHeading___Toc476_330365444"/></text:h>
      <text:p text:style-name="P9"><text:span text:style-name="T3">Uma loja virtual</text:span> é um site voltado para aqueles que querem trabalhar com vendas online. Logo, ela precisa ter todos os elementos para que o cliente tenha a possibilidade de visualizar o produto <text:span text:style-name="T4">ou serviço</text:span> que deseja <text:span text:style-name="T4">adquirir </text:span><text:span text:style-name="T19">e, neste caso, efetuar o pagamento via PIX e efetuar o pedido pelo Whatsapp</text:span>.</text:p>
      <text:p text:style-name="P8"/>
      <text:h text:style-name="Heading_20_3" text:outline-level="3"><text:bookmark-start text:name="__RefHeading___Toc478_330365444"/><text:bookmark text:name="h4-defini-o-de-objetivos"/>Definição d<text:span text:style-name="T16">os</text:span> objetivos<text:bookmark-end text:name="__RefHeading___Toc478_330365444"/></text:h>
      <text:p text:style-name="P11">O primeiro passo é ter a clareza do<text:span text:style-name="T17">s</text:span> <text:span text:style-name="T17">principais </text:span>objetivo<text:span text:style-name="T17">s</text:span> do seu site. Você tem uma loja física e quer aumentar o fluxo de possíveis compradores? <text:s/><text:span text:style-name="T17">Quer facilitar a compra, o pagamento e a entrega? Quer transformar sua loja em uma loja 100% virtual?</text:span></text:p>
      <text:p text:style-name="P11"><text:span text:style-name="T17">P</text:span>ense em como o seu site poderá ajudar a atingir tais metas.</text:p>
      <text:p text:style-name="P11">Nada deve ser criado à toa ou sem um propósito definido.</text:p>
      <text:p text:style-name="P11">Essa falta de clareza <text:span text:style-name="T17">pode</text:span> <text:span text:style-name="Strong_20_Emphasis">reduzir a eficiência</text:span> na criação do site, permitindo erros totalmente evitáveis.</text:p>
      <text:p text:style-name="P12">Sendo assim, é preciso fazer uma <text:span text:style-name="T17">boa </text:span>reflexão e pensar <text:span text:style-name="T11">detalhadamente sobre os produtos e serviços que o site oferecerá. </text:span><text:span text:style-name="T18">C</text:span><text:span text:style-name="T11">omo </text:span><text:span text:style-name="T18">será o conteúdo: </text:span><text:span text:style-name="T11">categorias, </text:span><text:span text:style-name="T18">artigos, </text:span><text:span text:style-name="T11">imagens, vídeos, etc?</text:span></text:p>
      <text:h text:style-name="Heading_20_3" text:outline-level="3"/>
      <text:h text:style-name="P16" text:outline-level="3"><text:bookmark-start text:name="__RefHeading___Toc480_330365444"/><text:bookmark text:name="h4-registro-do-dom-nio-do-site"/>Registro do domínio do site<text:bookmark-end text:name="__RefHeading___Toc480_330365444"/></text:h>
      <text:p text:style-name="P4"/>
      <text:p text:style-name="P10">Feita a leitura do cenário no qual o site pretende se encaixar, chega o primeiro procedimento técnico.</text:p>
      <text:p text:style-name="P10">Para dar continuidade ao processo de criação de site, você terá que registrar um domínio, ou seja, um nome para <text:span text:style-name="T5">o site da loja</text:span>.</text:p>
      <text:p text:style-name="P10">O registro é como uma certidão de nascimento. É ele quem vai <text:span text:style-name="Strong_20_Emphasis">assegurar o endereço</text:span> que você pretende usar, tais como:</text:p>
      <text:list text:style-name="L1">
        <text:list-item>
          <text:p text:style-name="P17">www.meusite.com;</text:p>
        </text:list-item>
        <text:list-item>
          <text:p text:style-name="P17">www.meusite.com.br;</text:p>
        </text:list-item>
        <text:list-item>
          <text:p text:style-name="P17">www.meusite.org;</text:p>
        </text:list-item>
        <text:list-item>
          <text:p text:style-name="P18">www.meusite.edu.</text:p>
        </text:list-item>
      </text:list>
      <text:p text:style-name="P10">Para assegurar o domínio é preciso adquiri-lo. Portanto, saiba que é necessário realizar este investimento logo no começo no planejamento.</text:p>
      <text:p text:style-name="P10">Registrar o domínio é fundamental para <text:span text:style-name="Strong_20_Emphasis">evitar retrabalho.</text:span> Já imaginou criar todos os conteúdos e elementos estéticos do seu site utilizando um nome e depois perceber que ele já está registrado? É importante garantir o nome da sua marca antes de dar outros passos! </text:p>
      <text:h text:style-name="Heading_20_3" text:outline-level="3"><text:bookmark-start text:name="__RefHeading___Toc482_330365444"/><text:bookmark text:name="h4-hospedagem-de-site"/>Hospedagem de site<text:bookmark-end text:name="__RefHeading___Toc482_330365444"/></text:h>
      <text:p text:style-name="P10">Feito o registro, a próxima etapa é encontrar um serviço de hospedagem. Ela é o servidor do site. É lá que ficarão <text:span text:style-name="Strong_20_Emphasis">salvos os arquivos, mídias e dados utilizados pelo site.</text:span> Sem um servidor, a internet não consegue acessar as informações de um site.</text:p>
      <text:p text:style-name="P10">Isso porque o domínio apenas carrega o endereço do seu site, é na hospedagem que os arquivos ficam salvos e disponíveis online. Então, é imprescindível ter os dois para colocar um site no ar. </text:p>
      <text:h text:style-name="Heading_20_3" text:outline-level="3"><text:bookmark-start text:name="__RefHeading___Toc484_330365444"/><text:bookmark text:name="h2-saiba-como-planejar-o-processo-de-cria-o-de-um-website Copia 1"/>Blog<text:bookmark-end text:name="__RefHeading___Toc484_330365444"/></text:h>
      <text:p text:style-name="Text_20_body">Independentemente do segmento <text:span text:style-name="T6">do site</text:span> é importante ter um blog para ajudar a trazer mais tráfego orgânico para a sua página principal. Afinal, dentro dele você pode trabalhar vários assuntos que sejam de interesse do seu público, ajudando (e muito) nas estratégias de marketing.</text:p>
      <text:p text:style-name="Standard"/>
      <text:h text:style-name="Heading_20_3" text:outline-level="3"><text:bookmark-start text:name="__RefHeading___Toc486_330365444"/><text:bookmark text:name="h4-reda-o-do-conte-do"/>Redação do conteúdo<text:bookmark-end text:name="__RefHeading___Toc486_330365444"/></text:h>
      <text:p text:style-name="P4"/>
      <text:p text:style-name="Text_20_body"><text:span text:style-name="T7">É</text:span> necessário definir o público do site. Sendo assim, o conteúdo deve ser relacionado e aproximado desse público.</text:p>
      <text:p text:style-name="Text_20_body">Sites de venda, por exemplo, precisam de muitas imagens para ajudar os consumidores.</text:p>
      <text:p text:style-name="Standard"/>
      <text:h text:style-name="Heading_20_3" text:outline-level="3"><text:span text:style-name="Strong_20_Emphasis"/></text:h>
      <text:h text:style-name="P16" text:outline-level="3"><text:bookmark-start text:name="__RefHeading___Toc488_330365444"/><text:bookmark text:name="h-6-adicione-elementos-da-sua-marca"/><text:span text:style-name="Strong_20_Emphasis">Adicione Elementos da sua Marca</text:span><text:bookmark-end text:name="__RefHeading___Toc488_330365444"/></text:h>
      <text:p text:style-name="Standard"><text:span text:style-name="Strong_20_Emphasis"><text:span text:style-name="T1"/></text:span></text:p>
      <text:p text:style-name="Text_20_body">Os elementos de marca são itens do site que representam a identidade do seu negócio, como nome, logo e <text:a xlink:type="simple" xlink:href="https://www.hostinger.com.br/tutoriais/como-adicionar-favicon-no-site" text:style-name="Internet_20_link" text:visited-style-name="Visited_20_Internet_20_Link"><text:span text:style-name="Strong_20_Emphasis">favicon</text:span></text:a><text:span text:style-name="Strong_20_Emphasis"> </text:span>da sua marca — bem como a paleta de cores e as fontes textuais. Esses itens, quando possuem um bom design, permitem que seu <text:span text:style-name="T8">tenha uma personalidade</text:span>.</text:p>
      <text:p text:style-name="Text_20_body">Escolher o nome e o esquema de cores do site é um processo simples, já que você não precisa de um software específico para definir isso. </text:p>
      <text:h text:style-name="Heading_20_3" text:outline-level="3"><text:bookmark-start text:name="__RefHeading___Toc490_330365444"/><text:bookmark text:name="h-8-teste-antes-de-lancar"/><text:span text:style-name="Strong_20_Emphasis">Teste Antes de Lançar</text:span><text:bookmark-end text:name="__RefHeading___Toc490_330365444"/></text:h>
      <text:p text:style-name="Standard"><text:span text:style-name="Strong_20_Emphasis"><text:span text:style-name="T1"/></text:span></text:p>
      <text:p text:style-name="Text_20_body">Antes de fazer o lançamento, teste seu site para verificar se não há erros e para garantir que tudo está funcionando corretamente. Caso os visitantes encontrem problemas ou falhas logo no primeiro acesso às suas páginas, eles podem não retornar outras vezes, devido ao baixo desempenho do site. </text:p>
      <text:p text:style-name="Text_20_body"><text:s/>Quando estiver realizando testes no site, lembre-se de considerar os seguintes aspectos:</text:p>
      <text:list text:style-name="L2">
        <text:list-item>
          <text:p text:style-name="P20"><text:span text:style-name="Strong_20_Emphasis">Imagens</text:span>. Lembre-se de otimizar as imagens, <text:span text:style-name="T12">melhorando sua qualidade mas sem exagerar</text:span>. <text:span text:style-name="T9">Redimensione adequadamente as imagens antes de enviar para o site.</text:span></text:p>
        </text:list-item>
        <text:list-item>
          <text:p text:style-name="P20"><text:span text:style-name="Strong_20_Emphasis">Links</text:span>. Busque por links quebrados e erros HTTP nas páginas, tal qual o <text:span text:style-name="T14">e</text:span><text:span text:style-name="Strong_20_Emphasis"><text:span text:style-name="T13">rro 404</text:span></text:span>. </text:p>
        </text:list-item>
        <text:list-item>
          <text:p text:style-name="P20"><text:span text:style-name="Strong_20_Emphasis">Navegação</text:span>. Verifique se os botões de navegação funcionam corretamente e se as páginas do seu site estão na ordem correta conforme a hierarquia definida. </text:p>
        </text:list-item>
        <text:list-item>
          <text:p text:style-name="P19"><text:span text:style-name="Strong_20_Emphasis">Responsividade para dispositivos móveis</text:span>. Não esqueça de conferir a visualização prévia do site no formato de aparelhos móveis. Assim, você garante que todos os conteúdos e páginas serão exibidos corretamente quando o usuário acessar seu site através do celular. </text:p>
        </text:list-item>
      </text:list>
      <text:p text:style-name="P6"/>
      <text:h text:style-name="Heading_20_3" text:outline-level="3"><text:bookmark-start text:name="__RefHeading___Toc492_330365444"/>Refer<text:span text:style-name="T15">ê</text:span>ncias<text:bookmark-end text:name="__RefHeading___Toc492_330365444"/></text:h>
      <text:p text:style-name="Standard"><text:a xlink:type="simple" xlink:href="https://www.hostinger.com.br/tutoriais/dicas-para-criar-site" text:style-name="Internet_20_link" text:visited-style-name="Visited_20_Internet_20_Link"/></text:p>
      <text:p text:style-name="Standard"><text:a xlink:type="simple" xlink:href="https://www.hostinger.com.br/tutoriais/dicas-para-criar-site" text:style-name="Internet_20_link" text:visited-style-name="Visited_20_Internet_20_Link">https://www.hostinger.com.br/tutoriais/dicas-para-criar-site</text:a></text:p>
      <text:p text:style-name="Standard"/>
      <text:p text:style-name="P5"><text:a xlink:type="simple" xlink:href="https://alpinista.com.br/conteudos/criacao-site-institucional/" text:style-name="Internet_20_link" text:visited-style-name="Visited_20_Internet_20_Link">https://alpinista.com.br/conteudos/criacao-site-institucional/</text:a></text:p>
      <text:p text:style-name="P5"/>
      <text:p text:style-name="P7"><text:a xlink:type="simple" xlink:href="https://www.hostgator.com.br/blog/processo-de-criacao-de-sites/" text:style-name="Internet_20_link" text:visited-style-name="Visited_20_Internet_20_Link">https://www.hostgator.com.br/blog/processo-de-criacao-de-sites/</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9T09:56:17.316000000</meta:creation-date>
    <dc:date>2024-02-21T12:21:57.907000000</dc:date>
    <meta:editing-duration>PT1H14M2S</meta:editing-duration>
    <meta:editing-cycles>75</meta:editing-cycles>
    <meta:generator>LibreOffice/24.2.0.3$Windows_X86_64 LibreOffice_project/da48488a73ddd66ea24cf16bbc4f7b9c08e9bea1</meta:generator>
    <meta:document-statistic meta:table-count="0" meta:image-count="0" meta:object-count="0" meta:page-count="3" meta:paragraph-count="55" meta:word-count="815" meta:character-count="5018" meta:non-whitespace-character-count="4256"/>
  </office:meta>
</office:document-meta>
</file>